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D000002842AE4CD8BEE01C0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edicting probability for a given individual to carry a weapon in school</text:span></text:p>
          </draw:text-box>
        </draw:frame>
        <draw:frame draw:style-name="gr1" draw:text-style-name="P2" draw:layer="layout" svg:width="24.149cm" svg:height="14.769cm" svg:x="1.899cm" svg:y="4.775cm" presentation:class="graphic" presentation:user-transformed="true">
          <draw:image xlink:href="Pictures/100000000000041D000002842AE4CD8BEE01C05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20:04:03.229856588</meta:creation-date>
    <dc:date>2016-12-19T20:09:44.196270190</dc:date>
    <meta:editing-duration>PT1M37S</meta:editing-duration>
    <meta:editing-cycles>1</meta:editing-cycles>
    <meta:generator>LibreOffice/5.1.6.2.0$Linux_X86_64 LibreOffice_project/10m0$Build-2</meta:generator>
    <meta:document-statistic meta:object-count="39"/>
  </office:meta>
</office:document-meta>
</file>